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184efa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184efa" officeooo:paragraph-rsid="001af0f4" style:font-size-asian="16pt" style:font-size-complex="16pt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84efa" style:font-size-asian="16pt" style:font-size-complex="16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af0f4" style:font-size-asian="16pt" style:font-size-complex="16pt"/>
    </style:style>
    <style:style style:name="P9" style:family="paragraph" style:parent-style-name="Text_20_body" style:list-style-name="L1">
      <style:paragraph-properties fo:text-align="start" style:justify-single-word="false"/>
      <style:text-properties officeooo:paragraph-rsid="001af0f4"/>
    </style:style>
    <style:style style:name="T1" style:family="text">
      <style:text-properties officeooo:rsid="00184efa"/>
    </style:style>
    <style:style style:name="T2" style:family="text">
      <style:text-properties fo:font-size="16pt" officeooo:rsid="00184efa" style:font-size-asian="16pt" style:font-size-complex="16pt"/>
    </style:style>
    <style:style style:name="T3" style:family="text">
      <style:text-properties fo:font-size="16pt" officeooo:rsid="001af0f4" style:font-size-asian="16pt" style:font-size-complex="16pt"/>
    </style:style>
    <style:style style:name="T4" style:family="text">
      <style:text-properties officeooo:rsid="00195db8"/>
    </style:style>
    <style:style style:name="T5" style:family="text">
      <style:text-properties officeooo:rsid="001af0f4"/>
    </style:style>
    <style:style style:name="T6" style:family="text">
      <style:text-properties officeooo:rsid="001bdd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te rendu de séance</text:p>
      <text:p text:style-name="P3">SAE C12</text:p>
      <text:p text:style-name="P3">IHM</text:p>
      <text:p text:style-name="P4">Personne présente et tâche accomplie (physiquement) <text:span text:style-name="T4">de 8h30 à 10h00</text:span> :</text:p>
      <text:list text:style-name="L1">
        <text:list-item>
          <text:p text:style-name="P7">DAVID Gabriel : à créer l<text:span text:style-name="T4">a</text:span> classes Plan qui permet de créer le plan des magasin</text:p>
        </text:list-item>
        <text:list-item>
          <text:p text:style-name="P7">GUILMIN Leny : à commencer à créer la vue de l’application 1 (application vendeur)</text:p>
        </text:list-item>
        <text:list-item>
          <text:p text:style-name="P8">FONTAINE Aurélien : à commencer à créer la vue de l’application 2 (application client)</text:p>
        </text:list-item>
      </text:list>
      <text:p text:style-name="P5">Personne présente et tâche accomplie (physiquement) <text:span text:style-name="T4">de </text:span><text:span text:style-name="T6">13</text:span><text:span text:style-name="T4">h</text:span><text:span text:style-name="T6">0</text:span><text:span text:style-name="T4">0 à 1</text:span><text:span text:style-name="T6">4</text:span><text:span text:style-name="T4">h</text:span><text:span text:style-name="T6">3</text:span><text:span text:style-name="T4">0</text:span> :</text:p>
      <text:list text:continue-numbering="true" text:style-name="L1">
        <text:list-item>
          <text:p text:style-name="P8">DAVID Gabriel : à créer l<text:span text:style-name="T4">a</text:span> classes <text:span text:style-name="T5">Point</text:span> <text:span text:style-name="T5">et ajout des méthodes ajoutPoint dans la classe Plan et la méthode voisin dans la classe Point</text:span></text:p>
        </text:list-item>
        <text:list-item>
          <text:p text:style-name="P8">GUILMIN Leny : à <text:span text:style-name="T5">continuer</text:span> à créer la vue de l’application 1 (application vendeur)</text:p>
        </text:list-item>
        <text:list-item>
          <text:p text:style-name="P9"><text:span text:style-name="T2">FONTAINE Aurélien : à </text:span><text:span text:style-name="T3">continuer</text:span><text:span text:style-name="T2"> à créer la vue de l’application 2 (application clien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84e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0<text:span text:style-name="MT1">7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4T11:35:35.254000000</dc:date>
    <meta:editing-duration>PT51M50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13" meta:word-count="143" meta:character-count="802" meta:non-whitespace-character-count="677"/>
  </office:meta>
</office:document-meta>
</file>